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Times New Roman" svg:font-family="'Times New Roman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3.28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31.22mm"/>
    </style:style>
    <style:style style:name="co4" style:family="table-column">
      <style:table-column-properties fo:break-before="auto" style:column-width="27.52mm"/>
    </style:style>
    <style:style style:name="co5" style:family="table-column">
      <style:table-column-properties fo:break-before="auto" style:column-width="46.83mm"/>
    </style:style>
    <style:style style:name="co6" style:family="table-column">
      <style:table-column-properties fo:break-before="auto" style:column-width="24.34mm"/>
    </style:style>
    <style:style style:name="co7" style:family="table-column">
      <style:table-column-properties fo:break-before="auto" style:column-width="28.58mm"/>
    </style:style>
    <style:style style:name="co8" style:family="table-column">
      <style:table-column-properties fo:break-before="auto" style:column-width="26.19mm"/>
    </style:style>
    <style:style style:name="co9" style:family="table-column">
      <style:table-column-properties fo:break-before="auto" style:column-width="24.6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2">
      <style:table-cell-properties fo:border-bottom="2.01pt solid #000000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" style:family="table-cell" style:parent-style-name="Default" style:data-style-name="N107"/>
    <style:style style:name="ce4" style:family="table-cell" style:parent-style-name="Default" style:data-style-name="N2">
      <style:table-cell-properties fo:border-bottom="2.01pt solid #000000" style:text-align-source="fix" style:repeat-content="false" fo:wrap-option="wrap" fo:border-left="2.01pt solid #000000" fo:border-right="2.01pt solid #000000" fo:border-top="none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Feuil1" table:style-name="ta1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1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" table:number-columns-repeated="1012" table:default-cell-style-name="ce1"/>
        <table:table-row table:style-name="ro2">
          <table:table-cell table:style-name="ce2"/>
          <table:table-cell table:style-name="ce3" office:value-type="string" calcext:value-type="string">
            <text:p>Conventionnelle</text:p>
          </table:table-cell>
          <table:table-cell table:style-name="ce3" office:value-type="string" calcext:value-type="string">
            <text:p>Strassen</text:p>
          </table:table-cell>
          <table:table-cell table:style-name="ce4" office:value-type="string" calcext:value-type="string">
            <text:p>Strassen avec seuil de 32</text:p>
          </table:table-cell>
          <table:table-cell/>
          <table:table-cell>
            <draw:frame draw:z-index="0" draw:name="Graphique 7" draw:style-name="gr1" svg:width="127.53mm" svg:height="83.34mm" svg:x="0.26mm" svg:y="0mm">
              <draw:object draw:notify-on-update-of-ranges="Feuille1.A2:Feuille1.A9 Feuille1.B1:Feuille1.B1 Feuille1.B2:Feuille1.B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draw:z-index="1" draw:name="Graphique 11" draw:style-name="gr1" svg:width="117.47mm" svg:height="82.81mm" svg:x="0.26mm" svg:y="0mm">
              <draw:object draw:notify-on-update-of-ranges="Feuille1.A2:Feuille1.A9 Feuille1.C1:Feuille1.C1 Feuille1.C2:Feuille1.C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3" office:value-type="float" office:value="0.0207901" calcext:value-type="float">
            <text:p>0,02</text:p>
          </table:table-cell>
          <table:table-cell table:style-name="ce3" office:value-type="float" office:value="0.0174999" calcext:value-type="float">
            <text:p>0,02</text:p>
          </table:table-cell>
          <table:table-cell table:style-name="ce4" office:value-type="float" office:value="0.0222683" calcext:value-type="float">
            <text:p>0,02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3" office:value-type="float" office:value="0.0906785" calcext:value-type="float">
            <text:p>0,09</text:p>
          </table:table-cell>
          <table:table-cell table:style-name="ce3" office:value-type="float" office:value="0.400225" calcext:value-type="float">
            <text:p>0,40</text:p>
          </table:table-cell>
          <table:table-cell table:style-name="ce4" office:value-type="float" office:value="0.0842571" calcext:value-type="float">
            <text:p>0,08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3" office:value-type="float" office:value="0.684023" calcext:value-type="float">
            <text:p>0,68</text:p>
          </table:table-cell>
          <table:table-cell table:style-name="ce3" office:value-type="float" office:value="1.78649" calcext:value-type="float">
            <text:p>1,79</text:p>
          </table:table-cell>
          <table:table-cell table:style-name="ce4" office:value-type="float" office:value="0.564082" calcext:value-type="float">
            <text:p>0,56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3" office:value-type="float" office:value="5.08102" calcext:value-type="float">
            <text:p>5,08</text:p>
          </table:table-cell>
          <table:table-cell table:style-name="ce3" office:value-type="float" office:value="13.0012" calcext:value-type="float">
            <text:p>13,00</text:p>
          </table:table-cell>
          <table:table-cell table:style-name="ce4" office:value-type="float" office:value="4.29182" calcext:value-type="float">
            <text:p>4,29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3" office:value-type="float" office:value="37.3229" calcext:value-type="float">
            <text:p>37,32</text:p>
          </table:table-cell>
          <table:table-cell table:style-name="ce3" office:value-type="float" office:value="87.3532" calcext:value-type="float">
            <text:p>87,35</text:p>
          </table:table-cell>
          <table:table-cell table:style-name="ce4" office:value-type="float" office:value="33.3481" calcext:value-type="float">
            <text:p>33,35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3" office:value-type="float" office:value="274.476" calcext:value-type="float">
            <text:p>274,48</text:p>
          </table:table-cell>
          <table:table-cell table:style-name="ce3" office:value-type="float" office:value="610.65" calcext:value-type="float">
            <text:p>610,65</text:p>
          </table:table-cell>
          <table:table-cell table:style-name="ce4" office:value-type="float" office:value="278.8" calcext:value-type="float">
            <text:p>278,8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28" calcext:value-type="float">
            <text:p>128</text:p>
          </table:table-cell>
          <table:table-cell table:style-name="ce3" office:value-type="float" office:value="1950.35" calcext:value-type="float">
            <text:p>1950,35</text:p>
          </table:table-cell>
          <table:table-cell table:style-name="ce3" office:value-type="float" office:value="4320.64" calcext:value-type="float">
            <text:p>4320,64</text:p>
          </table:table-cell>
          <table:table-cell table:style-name="ce4" office:value-type="float" office:value="1863.68" calcext:value-type="float">
            <text:p>1863,68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56" calcext:value-type="float">
            <text:p>256</text:p>
          </table:table-cell>
          <table:table-cell table:style-name="ce3" office:value-type="float" office:value="15379.9" calcext:value-type="float">
            <text:p>15379,90</text:p>
          </table:table-cell>
          <table:table-cell table:style-name="ce3" office:value-type="float" office:value="30087.5" calcext:value-type="float">
            <text:p>30087,50</text:p>
          </table:table-cell>
          <table:table-cell table:style-name="ce4" office:value-type="float" office:value="12285.8" calcext:value-type="float">
            <text:p>12285,80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table:formula="of:=[.B2]/(0.0022*[.A2]^2.8246)" office:value-type="float" office:value="1.33396542022784" calcext:value-type="float">
            <text:p>1,3</text:p>
          </table:table-cell>
          <table:table-cell table:style-name="ce6" table:formula="of:=[.C2]/(0.0043*[.A2]^2.857)" office:value-type="float" office:value="0.561725854810157" calcext:value-type="float">
            <text:p>0,6</text:p>
          </table:table-cell>
          <table:table-cell table:style-name="ce6" table:formula="of:=[.D2]/(0.0021*[.A2]^2.8034)" office:value-type="float" office:value="1.51900876184955" calcext:value-type="float">
            <text:p>1,5</text:p>
          </table:table-cell>
          <table:table-cell table:number-columns-repeated="1020"/>
        </table:table-row>
        <table:table-row table:style-name="ro1">
          <table:table-cell/>
          <table:table-cell table:style-name="ce6" table:formula="of:=[.B3]/(0.0022*[.A3]^2.8246)" office:value-type="float" office:value="0.821302216913397" calcext:value-type="float">
            <text:p>0,8</text:p>
          </table:table-cell>
          <table:table-cell table:style-name="ce6" table:formula="of:=[.C3]/(0.0043*[.A3]^2.857)" office:value-type="float" office:value="1.77316994922489" calcext:value-type="float">
            <text:p>1,8</text:p>
          </table:table-cell>
          <table:table-cell table:style-name="ce6" table:formula="of:=[.D3]/([.A3]^2.8034)" office:value-type="float" office:value="0.0017289862026594" calcext:value-type="float">
            <text:p>0,0</text:p>
          </table:table-cell>
          <table:table-cell table:number-columns-repeated="1020"/>
        </table:table-row>
        <table:table-row table:style-name="ro1">
          <table:table-cell/>
          <table:table-cell table:style-name="ce6" table:formula="of:=[.B4]/(0.0022*[.A4]^2.8246)" office:value-type="float" office:value="0.874540742433632" calcext:value-type="float">
            <text:p>0,9</text:p>
          </table:table-cell>
          <table:table-cell table:style-name="ce6" table:formula="of:=[.C4]/(0.0043*[.A4]^2.857)" office:value-type="float" office:value="1.09245621855118" calcext:value-type="float">
            <text:p>1,1</text:p>
          </table:table-cell>
          <table:table-cell table:style-name="ce6" table:formula="of:=[.D4]/(0.0021*[.A4]^2.8034)" office:value-type="float" office:value="0.78958788698863" calcext:value-type="float">
            <text:p>0,8</text:p>
          </table:table-cell>
          <table:table-cell table:number-columns-repeated="1020"/>
        </table:table-row>
        <table:table-row table:style-name="ro1">
          <table:table-cell/>
          <table:table-cell table:style-name="ce6" table:formula="of:=[.B5]/(0.0022*[.A5]^2.8246)" office:value-type="float" office:value="0.917003346452652" calcext:value-type="float">
            <text:p>0,9</text:p>
          </table:table-cell>
          <table:table-cell table:style-name="ce6" table:formula="of:=[.C5]/(0.0043*[.A5]^2.857)" office:value-type="float" office:value="1.09734753685868" calcext:value-type="float">
            <text:p>1,1</text:p>
          </table:table-cell>
          <table:table-cell table:style-name="ce6" table:formula="of:=[.D5]/(0.0021*[.A5]^2.8034)" office:value-type="float" office:value="0.860581974321246" calcext:value-type="float">
            <text:p>0,9</text:p>
          </table:table-cell>
          <table:table-cell table:number-columns-repeated="1020"/>
        </table:table-row>
        <table:table-row table:style-name="ro1">
          <table:table-cell/>
          <table:table-cell table:style-name="ce6" table:formula="of:=[.B6]/(0.0022*[.A6]^2.8246)" office:value-type="float" office:value="0.950836996680273" calcext:value-type="float">
            <text:p>1,0</text:p>
          </table:table-cell>
          <table:table-cell table:style-name="ce6" table:formula="of:=[.C6]/(0.0043*[.A6]^2.857)" office:value-type="float" office:value="1.01764634105232" calcext:value-type="float">
            <text:p>1,0</text:p>
          </table:table-cell>
          <table:table-cell table:style-name="ce6" table:formula="of:=[.D6]/(0.0021*[.A6]^2.8034)" office:value-type="float" office:value="0.957887158633615" calcext:value-type="float">
            <text:p>1,0</text:p>
          </table:table-cell>
          <table:table-cell table:number-columns-repeated="6"/>
          <table:table-cell>
            <draw:frame draw:z-index="3" draw:name="Graphique 13" draw:style-name="gr1" svg:width="118.14mm" svg:height="80.43mm" svg:x="23.17mm" svg:y="32.56mm">
              <draw:object draw:notify-on-update-of-ranges="Feuille1.A2:Feuille1.A9 Feuille1.B1:Feuille1.B1 Feuille1.B11:Feuille1.B1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/>
          <table:table-cell table:style-name="ce6" table:formula="of:=[.B7]/(0.0022*[.A7]^2.8246)" office:value-type="float" office:value="0.987064972738004" calcext:value-type="float">
            <text:p>1,0</text:p>
          </table:table-cell>
          <table:table-cell table:style-name="ce6" table:formula="of:=[.C7]/(0.0043*[.A7]^2.857)" office:value-type="float" office:value="0.981901040370759" calcext:value-type="float">
            <text:p>1,0</text:p>
          </table:table-cell>
          <table:table-cell table:style-name="ce6" table:formula="of:=[.D7]/(0.0021*[.A7]^2.8034)" office:value-type="float" office:value="1.14717199304322" calcext:value-type="float">
            <text:p>1,1</text:p>
          </table:table-cell>
          <table:table-cell>
            <draw:frame draw:z-index="2" draw:name="Graphique 12" draw:style-name="gr1" svg:width="127.53mm" svg:height="81.76mm" svg:x="23.83mm" svg:y="27.96mm">
              <draw:object draw:notify-on-update-of-ranges="Feuille1.A2:Feuille1.A9 Feuille1.D1:Feuille1.D1 Feuille1.D2:Feuille1.D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/>
          <table:table-cell table:style-name="ce6" table:formula="of:=[.B8]/(0.0022*[.A8]^2.8246)" office:value-type="float" office:value="0.990067018967399" calcext:value-type="float">
            <text:p>1,0</text:p>
          </table:table-cell>
          <table:table-cell table:style-name="ce6" table:formula="of:=[.C8]/(0.0043*[.A8]^2.857)" office:value-type="float" office:value="0.95891639301529" calcext:value-type="float">
            <text:p>1,0</text:p>
          </table:table-cell>
          <table:table-cell table:style-name="ce6" table:formula="of:=[.D8]/(0.0021*[.A8]^2.8034)" office:value-type="float" office:value="1.09849888636998" calcext:value-type="float">
            <text:p>1,1</text:p>
          </table:table-cell>
          <table:table-cell table:number-columns-repeated="1020"/>
        </table:table-row>
        <table:table-row table:style-name="ro1">
          <table:table-cell/>
          <table:table-cell table:style-name="ce6" table:formula="of:=[.B9]/(0.0022*[.A9]^2.8246)" office:value-type="float" office:value="1.10208787621004" calcext:value-type="float">
            <text:p>1,1</text:p>
          </table:table-cell>
          <table:table-cell table:style-name="ce6" table:formula="of:=[.C9]/(0.0043*[.A9]^2.857)" office:value-type="float" office:value="0.921671305601467" calcext:value-type="float">
            <text:p>0,9</text:p>
          </table:table-cell>
          <table:table-cell table:style-name="ce6" table:formula="of:=[.D9]/(0.0021*[.A9]^2.8034)" office:value-type="float" office:value="1.03734741175473" calcext:value-type="float">
            <text:p>1,0</text:p>
          </table:table-cell>
          <table:table-cell table:number-columns-repeated="1020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1"/>
          <table:table-cell>
            <draw:frame draw:z-index="5" draw:name="Graphique 16" draw:style-name="gr1" svg:width="118.8mm" svg:height="81.49mm" svg:x="0.53mm" svg:y="35mm">
              <draw:object draw:notify-on-update-of-ranges="Feuille1.A2:Feuille1.A9 Feuille1.D1:Feuille1.D1 Feuille1.D11:Feuille1.D18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table:number-columns-repeated="5"/>
          <table:table-cell>
            <draw:frame draw:z-index="4" draw:name="Graphique 15" draw:style-name="gr1" svg:width="126.74mm" svg:height="79.11mm" svg:x="0.53mm" svg:y="31.72mm">
              <draw:object draw:notify-on-update-of-ranges="Feuille1.A2:Feuille1.A9 Feuille1.C1:Feuille1.C1 Feuille1.C11:Feuille1.C1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4"/>
          <table:table-cell>
            <draw:frame draw:z-index="6" draw:name="Graphique 20" draw:style-name="gr1" svg:width="127mm" svg:height="76.2mm" svg:x="22.91mm" svg:y="38.26mm">
              <draw:object draw:notify-on-update-of-ranges="Feuille1.B11:Feuille1.B18 Feuille1.B1:Feuille1.B1 Feuille1.B2:Feuille1.B9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6"/>
          <table:table-cell>
            <draw:frame draw:z-index="7" draw:name="Graphique 21" draw:style-name="gr1" svg:width="127mm" svg:height="76.2mm" svg:x="0.26mm" svg:y="37.2mm">
              <draw:object draw:notify-on-update-of-ranges="Feuille1.C11:Feuille1.C18 Feuille1.C1:Feuille1.C1 Feuille1.C2:Feuille1.C9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5"/>
          <table:table-cell>
            <draw:frame draw:z-index="8" draw:name="Graphique 22" draw:style-name="gr1" svg:width="127mm" svg:height="76.2mm" svg:x="2.91mm" svg:y="40.28mm">
              <draw:object draw:notify-on-update-of-ranges="Feuille1.D11:Feuille1.D18 Feuille1.D1:Feuille1.D1 Feuille1.D2:Feuille1.D9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Times New Roman" svg:font-family="'Times New Roman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meta:creation-date>2020-01-30T15:58:21Z</meta:creation-date>
    <dc:date>2020-02-05T08:55:12.962584737</dc:date>
    <meta:editing-cycles>2</meta:editing-cycles>
    <meta:editing-duration>PT28M4S</meta:editing-duration>
    <meta:document-statistic meta:table-count="2" meta:cell-count="59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treat-empty-cells="ignore"/>
      <style:graphic-properties draw:stroke="none" draw:fill="none"/>
    </style:style>
    <style:style style:name="ch4" style:family="chart" style:data-style-name="N1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 style:data-style-name="N2">
      <style:chart-properties chart:display-label="true" chart:tick-marks-major-inner="false" chart:tick-marks-major-outer="false" chart:logarithmic="true" chart:gap-width="150" chart:overlap="1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8" style:family="chart" style:data-style-name="N2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753cm" svg:height="8.334cm" xlink:href=".." xlink:type="simple" chart:class="chart:scatter" chart:style-name="ch1">
        <chart:title svg:x="2.715cm" svg:y="0.302cm" chart:style-name="ch2">
          <text:p>Test de puissance : Conventionnelle</text:p>
        </chart:title>
        <chart:plot-area chart:style-name="ch3" table:cell-range-address="Feuille1.A2:Feuille1.B9 Feuille1.B1:Feuille1.B1" chart:data-source-has-labels="row" svg:x="0.148cm" svg:y="0.948cm" svg:width="12.033cm" svg:height="6.877cm">
          <chartooo:coordinate-region svg:x="0.955cm" svg:y="1.108cm" svg:width="10.114cm" svg:height="6.149cm"/>
          <chart:axis chart:dimension="x" chart:name="primary-x" chart:style-name="ch4">
            <chart:title svg:x="4.645cm" svg:y="7.778cm" chart:style-name="ch5">
              <text:p>Taille de l'exemplaire</text:p>
            </chart:title>
          </chart:axis>
          <chart:axis chart:dimension="y" chart:name="primary-y" chart:style-name="ch6">
            <chart:title svg:x="0cm" svg:y="5.535cm" chart:style-name="ch7">
              <text:p>Temps de calcul</text:p>
            </chart:title>
          </chart:axis>
          <chart:series chart:style-name="ch8" chart:values-cell-range-address="Feuille1.B2:Feuille1.B9" chart:label-cell-address="Feuille1.B1:Feuille1.B1" chart:class="chart:scatter">
            <chart:domain table:cell-range-address="Feuille1.A2:Feuille1.A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nventionnelle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A2:Feuille1.A9</svg:desc>
                </draw:g>
              </table:table-cell>
              <table:table-cell office:value-type="float" office:value="0.0207901">
                <text:p>0.0207901</text:p>
                <draw:g>
                  <svg:desc>Feuille1.B2:Feuille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906785">
                <text:p>0.09067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684023">
                <text:p>0.684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5.08102">
                <text:p>5.08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37.3229">
                <text:p>37.32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274.476">
                <text:p>274.4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1950.35">
                <text:p>1950.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15379.9">
                <text:p>15379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SysDot" draw:style="rect" draw:dots1="1" draw:dots1-length="0.053cm" draw:distance="0.053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treat-empty-cells="ignore"/>
      <style:graphic-properties draw:stroke="none" draw:fill="none"/>
    </style:style>
    <style:style style:name="ch4" style:family="chart" style:data-style-name="N1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 style:data-style-name="N2">
      <style:chart-properties chart:display-label="true" chart:tick-marks-major-inner="false" chart:tick-marks-major-outer="false" chart:logarithmic="tru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8" style:family="chart" style:data-style-name="N2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1.748cm" svg:height="8.281cm" xlink:href=".." xlink:type="simple" chart:class="chart:scatter" chart:style-name="ch1">
        <chart:title svg:x="3.02cm" svg:y="0.301cm" chart:style-name="ch2">
          <text:p>Test de puissance : Strassen</text:p>
        </chart:title>
        <chart:plot-area chart:style-name="ch3" table:cell-range-address="Feuille1.A2:Feuille1.A9 Feuille1.C1:Feuille1.C9" chart:data-source-has-labels="row" svg:x="0.014cm" svg:y="0.942cm" svg:width="11.243cm" svg:height="6.835cm">
          <chartooo:coordinate-region svg:x="0.821cm" svg:y="1.103cm" svg:width="9.324cm" svg:height="6.106cm"/>
          <chart:axis chart:dimension="x" chart:name="primary-x" chart:style-name="ch4">
            <chart:title svg:x="4.116cm" svg:y="7.725cm" chart:style-name="ch5">
              <text:p>Taille de l'exemplaire</text:p>
            </chart:title>
          </chart:axis>
          <chart:axis chart:dimension="y" chart:name="primary-y" chart:style-name="ch6">
            <chart:title svg:x="0cm" svg:y="5.508cm" chart:style-name="ch7">
              <text:p>Temps de calcul</text:p>
            </chart:title>
          </chart:axis>
          <chart:series chart:style-name="ch8" chart:values-cell-range-address="Feuille1.C2:Feuille1.C9" chart:label-cell-address="Feuille1.C1:Feuille1.C1" chart:class="chart:scatter">
            <chart:domain table:cell-range-address="Feuille1.A2:Feuille1.A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trassen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A2:Feuille1.A9</svg:desc>
                </draw:g>
              </table:table-cell>
              <table:table-cell office:value-type="float" office:value="0.0174999">
                <text:p>0.0174999</text:p>
                <draw:g>
                  <svg:desc>Feuille1.C2:Feuille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400225">
                <text:p>0.400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.78649">
                <text:p>1.786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3.0012">
                <text:p>13.0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87.3532">
                <text:p>87.35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610.65">
                <text:p>610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4320.64">
                <text:p>4320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30087.5">
                <text:p>30087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SysDot" draw:style="rect" draw:dots1="1" draw:dots1-length="0.053cm" draw:distance="0.053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treat-empty-cells="ignore"/>
      <style:graphic-properties draw:stroke="none" draw:fill="none"/>
    </style:style>
    <style:style style:name="ch4" style:family="chart" style:data-style-name="N1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 style:data-style-name="N2">
      <style:chart-properties chart:display-label="true" chart:tick-marks-major-inner="false" chart:tick-marks-major-outer="false" chart:logarithmic="tru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8" style:family="chart" style:data-style-name="N2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753cm" svg:height="8.176cm" xlink:href=".." xlink:type="simple" chart:class="chart:scatter" chart:style-name="ch1">
        <chart:title svg:x="2.503cm" svg:y="0.299cm" chart:style-name="ch2">
          <text:p>Test de puissance : Strassen avec seuil</text:p>
        </chart:title>
        <chart:plot-area chart:style-name="ch3" table:cell-range-address="Feuille1.A2:Feuille1.A9 Feuille1.D1:Feuille1.D9" chart:data-source-has-labels="row" svg:x="0.148cm" svg:y="0.928cm" svg:width="12.033cm" svg:height="6.753cm">
          <chartooo:coordinate-region svg:x="0.955cm" svg:y="1.089cm" svg:width="10.114cm" svg:height="6.024cm"/>
          <chart:axis chart:dimension="x" chart:name="primary-x" chart:style-name="ch4">
            <chart:title svg:x="4.645cm" svg:y="7.62cm" chart:style-name="ch5">
              <text:p>Taille de l'exemplaire</text:p>
            </chart:title>
          </chart:axis>
          <chart:axis chart:dimension="y" chart:name="primary-y" chart:style-name="ch6">
            <chart:title svg:x="0cm" svg:y="5.453cm" chart:style-name="ch7">
              <text:p>Temps de calcul</text:p>
            </chart:title>
          </chart:axis>
          <chart:series chart:style-name="ch8" chart:values-cell-range-address="Feuille1.D2:Feuille1.D9" chart:label-cell-address="Feuille1.D1:Feuille1.D1" chart:class="chart:scatter">
            <chart:domain table:cell-range-address="Feuille1.A2:Feuille1.A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trassen avec seuil de 32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A2:Feuille1.A9</svg:desc>
                </draw:g>
              </table:table-cell>
              <table:table-cell office:value-type="float" office:value="0.0222683">
                <text:p>0.0222683</text:p>
                <draw:g>
                  <svg:desc>Feuille1.D2:Feuille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842571">
                <text:p>0.0842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564082">
                <text:p>0.564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.29182">
                <text:p>4.29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33.3481">
                <text:p>33.34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278.8">
                <text:p>278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1863.68">
                <text:p>1863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12285.8">
                <text:p>12285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SysDot" draw:style="rect" draw:dots1="1" draw:dots1-length="0.053cm" draw:distance="0.053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solid" svg:stroke-width="0.018cm" svg:stroke-color="#89898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treat-empty-cells="ignore"/>
      <style:graphic-properties draw:stroke="none" draw:fill="none"/>
    </style:style>
    <style:style style:name="ch4" style:family="chart" style:data-style-name="N1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07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svg:stroke-width="0.018cm" svg:stroke-color="#898989"/>
    </style:style>
    <style:style style:name="ch9" style:family="chart" style:data-style-name="N107">
      <style:chart-properties chart:symbol-type="named-symbol" chart:symbol-name="circle" chart:symbol-width="0.176cm" chart:symbol-height="0.176cm" chart:link-data-style-to-source="true"/>
      <style:graphic-properties svg:stroke-width="0.053cm" svg:stroke-color="#4472c4" draw:fill="none" draw:fill-color="#4472c4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1.814cm" svg:height="8.043cm" xlink:href=".." xlink:type="simple" chart:class="chart:scatter" chart:style-name="ch1">
        <chart:title svg:x="2.431cm" svg:y="0.296cm" chart:style-name="ch2">
          <text:p>Test du rapport : Conventionnelle</text:p>
        </chart:title>
        <chart:plot-area chart:style-name="ch3" table:cell-range-address="Feuille1.A2:Feuille1.A9 Feuille1.B1:Feuille1.B1 Feuille1.B11:Feuille1.B18" chart:data-source-has-labels="row" svg:x="0.629cm" svg:y="0.974cm" svg:width="10.93cm" svg:height="6.004cm">
          <chartooo:coordinate-region svg:x="1.277cm" svg:y="1.135cm" svg:width="10.042cm" svg:height="5.275cm"/>
          <chart:axis chart:dimension="x" chart:name="primary-x" chart:style-name="ch4">
            <chart:title svg:x="3.397cm" svg:y="7.138cm" chart:style-name="ch5">
              <text:p>Rapport du temps sur le temps estimé</text:p>
            </chart:title>
          </chart:axis>
          <chart:axis chart:dimension="y" chart:name="primary-y" chart:style-name="ch6">
            <chart:title svg:x="0cm" svg:y="5.469cm" chart:style-name="ch7">
              <text:p>taille de l'exemplaire</text:p>
            </chart:title>
            <chart:grid chart:style-name="ch8" chart:class="major"/>
          </chart:axis>
          <chart:series chart:style-name="ch9" chart:values-cell-range-address="Feuille1.B11:Feuille1.B18" chart:label-cell-address="Feuille1.B1:Feuille1.B1" chart:class="chart:scatter">
            <chart:domain table:cell-range-address="Feuille1.A2:Feuille1.A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nventionnelle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A2:Feuille1.A9</svg:desc>
                </draw:g>
              </table:table-cell>
              <table:table-cell office:value-type="float" office:value="1.33396542022784">
                <text:p>1.33396542022784</text:p>
                <draw:g>
                  <svg:desc>Feuille1.B11:Feuille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821302216913397">
                <text:p>0.821302216913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874540742433632">
                <text:p>0.874540742433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917003346452652">
                <text:p>0.917003346452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950836996680273">
                <text:p>0.9508369966802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987064972738004">
                <text:p>0.9870649727380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0.990067018967399">
                <text:p>0.990067018967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1.10208787621004">
                <text:p>1.102087876210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solid" svg:stroke-width="0.018cm" svg:stroke-color="#89898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treat-empty-cells="ignore"/>
      <style:graphic-properties draw:stroke="none" draw:fill="none"/>
    </style:style>
    <style:style style:name="ch4" style:family="chart" style:data-style-name="N1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07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svg:stroke-width="0.018cm" svg:stroke-color="#898989"/>
    </style:style>
    <style:style style:name="ch9" style:family="chart" style:data-style-name="N107">
      <style:chart-properties chart:symbol-type="named-symbol" chart:symbol-name="circle" chart:symbol-width="0.176cm" chart:symbol-height="0.176cm" chart:link-data-style-to-source="tru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674cm" svg:height="7.911cm" xlink:href=".." xlink:type="simple" chart:class="chart:scatter" chart:style-name="ch1">
        <chart:title svg:x="3.747cm" svg:y="0.294cm" chart:style-name="ch2">
          <text:p>Test du rapport : Srassen</text:p>
        </chart:title>
        <chart:plot-area chart:style-name="ch3" table:cell-range-address="Feuille1.A2:Feuille1.A9 Feuille1.C1:Feuille1.C1 Feuille1.C11:Feuille1.C18" chart:data-source-has-labels="row" svg:x="0.73cm" svg:y="0.954cm" svg:width="11.638cm" svg:height="5.919cm">
          <chartooo:coordinate-region svg:x="1.378cm" svg:y="1.114cm" svg:width="10.75cm" svg:height="5.191cm"/>
          <chart:axis chart:dimension="x" chart:name="primary-x" chart:style-name="ch4">
            <chart:title svg:x="3.852cm" svg:y="7.031cm" chart:style-name="ch5">
              <text:p>Rapport du temps sur le temps estimé</text:p>
            </chart:title>
          </chart:axis>
          <chart:axis chart:dimension="y" chart:name="primary-y" chart:style-name="ch6">
            <chart:title svg:x="0cm" svg:y="5.406cm" chart:style-name="ch7">
              <text:p>taille de l'exemplaire</text:p>
            </chart:title>
            <chart:grid chart:style-name="ch8" chart:class="major"/>
          </chart:axis>
          <chart:series chart:style-name="ch9" chart:values-cell-range-address="Feuille1.C11:Feuille1.C18" chart:label-cell-address="Feuille1.C1:Feuille1.C1" chart:class="chart:scatter">
            <chart:domain table:cell-range-address="Feuille1.A2:Feuille1.A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trassen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A2:Feuille1.A9</svg:desc>
                </draw:g>
              </table:table-cell>
              <table:table-cell office:value-type="float" office:value="0.561725854810157">
                <text:p>0.561725854810157</text:p>
                <draw:g>
                  <svg:desc>Feuille1.C11:Feuille1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77316994922489">
                <text:p>1.77316994922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.09245621855118">
                <text:p>1.09245621855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.09734753685868">
                <text:p>1.09734753685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.01764634105232">
                <text:p>1.017646341052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981901040370759">
                <text:p>0.981901040370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0.95891639301529">
                <text:p>0.958916393015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0.921671305601467">
                <text:p>0.9216713056014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solid" svg:stroke-width="0.018cm" svg:stroke-color="#89898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treat-empty-cells="ignore"/>
      <style:graphic-properties draw:stroke="none" draw:fill="none"/>
    </style:style>
    <style:style style:name="ch4" style:family="chart" style:data-style-name="N1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07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svg:stroke-width="0.018cm" svg:stroke-color="#898989"/>
    </style:style>
    <style:style style:name="ch9" style:family="chart" style:data-style-name="N107">
      <style:chart-properties chart:symbol-type="named-symbol" chart:symbol-name="circle" chart:symbol-width="0.176cm" chart:symbol-height="0.176cm" chart:link-data-style-to-source="true"/>
      <style:graphic-properties svg:stroke-width="0.053cm" svg:stroke-color="#a5a5a5" draw:fill="none" draw:fill-color="#a5a5a5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1.88cm" svg:height="8.149cm" xlink:href=".." xlink:type="simple" chart:class="chart:scatter" chart:style-name="ch1">
        <chart:title svg:x="2.332cm" svg:y="0.298cm" chart:style-name="ch2">
          <text:p>Test du rapport : Srassen avec seuil</text:p>
        </chart:title>
        <chart:plot-area chart:style-name="ch3" table:cell-range-address="Feuille1.A2:Feuille1.A9 Feuille1.D1:Feuille1.D1 Feuille1.D11:Feuille1.D18" chart:data-source-has-labels="row" svg:x="0.637cm" svg:y="0.989cm" svg:width="10.984cm" svg:height="6.072cm">
          <chartooo:coordinate-region svg:x="1.285cm" svg:y="1.149cm" svg:width="10.096cm" svg:height="5.344cm"/>
          <chart:axis chart:dimension="x" chart:name="primary-x" chart:style-name="ch4">
            <chart:title svg:x="3.432cm" svg:y="7.223cm" chart:style-name="ch5">
              <text:p>Rapport du temps sur le temps estimé</text:p>
            </chart:title>
          </chart:axis>
          <chart:axis chart:dimension="y" chart:name="primary-y" chart:style-name="ch6">
            <chart:title svg:x="0cm" svg:y="5.518cm" chart:style-name="ch7">
              <text:p>taille de l'exemplaire</text:p>
            </chart:title>
            <chart:grid chart:style-name="ch8" chart:class="major"/>
          </chart:axis>
          <chart:series chart:style-name="ch9" chart:values-cell-range-address="Feuille1.D11:Feuille1.D18" chart:label-cell-address="Feuille1.D1:Feuille1.D1" chart:class="chart:scatter">
            <chart:domain table:cell-range-address="Feuille1.A2:Feuille1.A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trassen avec seuil de 32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A2:Feuille1.A9</svg:desc>
                </draw:g>
              </table:table-cell>
              <table:table-cell office:value-type="float" office:value="1.51900876184955">
                <text:p>1.51900876184955</text:p>
                <draw:g>
                  <svg:desc>Feuille1.D11:Feuille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17289862026594">
                <text:p>0.0017289862026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78958788698863">
                <text:p>0.789587886988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860581974321246">
                <text:p>0.8605819743212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957887158633615">
                <text:p>0.957887158633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1.14717199304322">
                <text:p>1.147171993043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1.09849888636998">
                <text:p>1.09849888636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1.03734741175473">
                <text:p>1.0373474117547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107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2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 style:data-style-name="N2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chart-properties chart:regression-type="linear"/>
      <style:graphic-properties draw:stroke="dash" draw:stroke-dash="SysDot" svg:stroke-width="0.053cm" svg:stroke-color="#4472c4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scatter" chart:style-name="ch1">
        <chart:title svg:x="2.49cm" svg:y="0.288cm" chart:style-name="ch2">
          <text:p>Test des constantes : Conventionnelle</text:p>
        </chart:title>
        <chart:plot-area chart:style-name="ch3" table:cell-range-address="Feuille1.B11:Feuille1.B18 Feuille1.B1:Feuille1.B9" chart:data-source-has-labels="row" svg:x="1.261cm" svg:y="1.239cm" svg:width="11.185cm" svg:height="5.252cm">
          <chartooo:coordinate-region svg:x="2.544cm" svg:y="1.399cm" svg:width="9.543cm" svg:height="4.524cm"/>
          <chart:axis chart:dimension="x" chart:name="primary-x" chart:style-name="ch4">
            <chart:title svg:x="5.704cm" svg:y="6.643cm" chart:style-name="ch5">
              <text:p>Temps de calcul</text:p>
            </chart:title>
            <chart:grid chart:style-name="ch6" chart:class="major"/>
          </chart:axis>
          <chart:axis chart:dimension="y" chart:name="primary-y" chart:style-name="ch7">
            <chart:title svg:x="0.451cm" svg:y="5.504cm" chart:style-name="ch8">
              <text:p>Temps de calcul estimé</text:p>
            </chart:title>
            <chart:grid chart:style-name="ch6" chart:class="major"/>
          </chart:axis>
          <chart:series chart:style-name="ch9" chart:values-cell-range-address="Feuille1.B2:Feuille1.B9" chart:label-cell-address="Feuille1.B1:Feuille1.B1" chart:class="chart:scatter">
            <chart:domain table:cell-range-address="Feuille1.B11:Feuille1.B18"/>
            <chart:regression-curve chart:style-name="ch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nventionnelle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3396542022784">
                <text:p>1.33396542022784</text:p>
                <draw:g>
                  <svg:desc>Feuille1.B11:Feuille1.B18</svg:desc>
                </draw:g>
              </table:table-cell>
              <table:table-cell office:value-type="float" office:value="0.0207901">
                <text:p>0.0207901</text:p>
                <draw:g>
                  <svg:desc>Feuille1.B2:Feuille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21302216913397">
                <text:p>0.821302216913397</text:p>
              </table:table-cell>
              <table:table-cell office:value-type="float" office:value="0.0906785">
                <text:p>0.09067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4540742433632">
                <text:p>0.874540742433632</text:p>
              </table:table-cell>
              <table:table-cell office:value-type="float" office:value="0.684023">
                <text:p>0.684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17003346452652">
                <text:p>0.917003346452652</text:p>
              </table:table-cell>
              <table:table-cell office:value-type="float" office:value="5.08102">
                <text:p>5.08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0836996680273">
                <text:p>0.950836996680273</text:p>
              </table:table-cell>
              <table:table-cell office:value-type="float" office:value="37.3229">
                <text:p>37.32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7064972738004">
                <text:p>0.987064972738004</text:p>
              </table:table-cell>
              <table:table-cell office:value-type="float" office:value="274.476">
                <text:p>274.4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0067018967399">
                <text:p>0.990067018967399</text:p>
              </table:table-cell>
              <table:table-cell office:value-type="float" office:value="1950.35">
                <text:p>1950.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0208787621004">
                <text:p>1.10208787621004</text:p>
              </table:table-cell>
              <table:table-cell office:value-type="float" office:value="15379.9">
                <text:p>15379.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SysDot" draw:style="rect" draw:dots1="1" draw:dots1-length="0.053cm" draw:distance="0.053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107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2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 style:data-style-name="N2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chart-properties chart:regression-type="linear"/>
      <style:graphic-properties draw:stroke="dash" draw:stroke-dash="SysDot" svg:stroke-width="0.053cm" svg:stroke-color="#ed7d31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scatter" chart:style-name="ch1">
        <chart:title svg:x="3.297cm" svg:y="0.288cm" chart:style-name="ch2">
          <text:p>Test des constantes : Strassen</text:p>
        </chart:title>
        <chart:plot-area chart:style-name="ch3" table:cell-range-address="Feuille1.C11:Feuille1.C18 Feuille1.C1:Feuille1.C9" chart:data-source-has-labels="row" svg:x="1.261cm" svg:y="1.239cm" svg:width="11.185cm" svg:height="5.252cm">
          <chartooo:coordinate-region svg:x="2.703cm" svg:y="1.399cm" svg:width="9.543cm" svg:height="4.524cm"/>
          <chart:axis chart:dimension="x" chart:name="primary-x" chart:style-name="ch4">
            <chart:title svg:x="5.704cm" svg:y="6.643cm" chart:style-name="ch5">
              <text:p>Temps de calcul</text:p>
            </chart:title>
            <chart:grid chart:style-name="ch6" chart:class="major"/>
          </chart:axis>
          <chart:axis chart:dimension="y" chart:name="primary-y" chart:style-name="ch7">
            <chart:title svg:x="0.451cm" svg:y="5.504cm" chart:style-name="ch8">
              <text:p>Temps de calcul estimé</text:p>
            </chart:title>
            <chart:grid chart:style-name="ch6" chart:class="major"/>
          </chart:axis>
          <chart:series chart:style-name="ch9" chart:values-cell-range-address="Feuille1.C2:Feuille1.C9" chart:label-cell-address="Feuille1.C1:Feuille1.C1" chart:class="chart:scatter">
            <chart:domain table:cell-range-address="Feuille1.C11:Feuille1.C18"/>
            <chart:regression-curve chart:style-name="ch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Strassen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61725854810157">
                <text:p>0.561725854810157</text:p>
                <draw:g>
                  <svg:desc>Feuille1.C11:Feuille1.C18</svg:desc>
                </draw:g>
              </table:table-cell>
              <table:table-cell office:value-type="float" office:value="0.0174999">
                <text:p>0.0174999</text:p>
                <draw:g>
                  <svg:desc>Feuille1.C2:Feuille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7316994922489">
                <text:p>1.77316994922489</text:p>
              </table:table-cell>
              <table:table-cell office:value-type="float" office:value="0.400225">
                <text:p>0.400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9245621855118">
                <text:p>1.09245621855118</text:p>
              </table:table-cell>
              <table:table-cell office:value-type="float" office:value="1.78649">
                <text:p>1.786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9734753685868">
                <text:p>1.09734753685868</text:p>
              </table:table-cell>
              <table:table-cell office:value-type="float" office:value="13.0012">
                <text:p>13.0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1764634105232">
                <text:p>1.01764634105232</text:p>
              </table:table-cell>
              <table:table-cell office:value-type="float" office:value="87.3532">
                <text:p>87.35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1901040370759">
                <text:p>0.981901040370759</text:p>
              </table:table-cell>
              <table:table-cell office:value-type="float" office:value="610.65">
                <text:p>610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5891639301529">
                <text:p>0.95891639301529</text:p>
              </table:table-cell>
              <table:table-cell office:value-type="float" office:value="4320.64">
                <text:p>4320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1671305601467">
                <text:p>0.921671305601467</text:p>
              </table:table-cell>
              <table:table-cell office:value-type="float" office:value="30087.5">
                <text:p>30087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SysDot" draw:style="rect" draw:dots1="1" draw:dots1-length="0.053cm" draw:distance="0.053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107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2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 style:data-style-name="N2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chart-properties chart:regression-type="linear"/>
      <style:graphic-properties draw:stroke="dash" draw:stroke-dash="SysDot" svg:stroke-width="0.053cm" svg:stroke-color="#a5a5a5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scatter" chart:style-name="ch1">
        <chart:title svg:x="2.279cm" svg:y="0.288cm" chart:style-name="ch2">
          <text:p>Test des constantes : Strassen avec seuil</text:p>
        </chart:title>
        <chart:plot-area chart:style-name="ch3" table:cell-range-address="Feuille1.D11:Feuille1.D18 Feuille1.D1:Feuille1.D9" chart:data-source-has-labels="row" svg:x="1.261cm" svg:y="1.239cm" svg:width="11.185cm" svg:height="5.252cm">
          <chartooo:coordinate-region svg:x="2.544cm" svg:y="1.399cm" svg:width="9.543cm" svg:height="4.524cm"/>
          <chart:axis chart:dimension="x" chart:name="primary-x" chart:style-name="ch4">
            <chart:title svg:x="5.704cm" svg:y="6.643cm" chart:style-name="ch5">
              <text:p>Temps de calcul</text:p>
            </chart:title>
            <chart:grid chart:style-name="ch6" chart:class="major"/>
          </chart:axis>
          <chart:axis chart:dimension="y" chart:name="primary-y" chart:style-name="ch7">
            <chart:title svg:x="0.451cm" svg:y="5.504cm" chart:style-name="ch8">
              <text:p>Temps de calcul estimé</text:p>
            </chart:title>
            <chart:grid chart:style-name="ch6" chart:class="major"/>
          </chart:axis>
          <chart:series chart:style-name="ch9" chart:values-cell-range-address="Feuille1.D2:Feuille1.D9" chart:label-cell-address="Feuille1.D1:Feuille1.D1" chart:class="chart:scatter">
            <chart:domain table:cell-range-address="Feuille1.D11:Feuille1.D18"/>
            <chart:regression-curve chart:style-name="ch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Strassen avec seuil de 32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1900876184955">
                <text:p>1.51900876184955</text:p>
                <draw:g>
                  <svg:desc>Feuille1.D11:Feuille1.D18</svg:desc>
                </draw:g>
              </table:table-cell>
              <table:table-cell office:value-type="float" office:value="0.0222683">
                <text:p>0.0222683</text:p>
                <draw:g>
                  <svg:desc>Feuille1.D2:Feuille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7289862026594">
                <text:p>0.0017289862026594</text:p>
              </table:table-cell>
              <table:table-cell office:value-type="float" office:value="0.0842571">
                <text:p>0.0842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8958788698863">
                <text:p>0.78958788698863</text:p>
              </table:table-cell>
              <table:table-cell office:value-type="float" office:value="0.564082">
                <text:p>0.564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0581974321246">
                <text:p>0.860581974321246</text:p>
              </table:table-cell>
              <table:table-cell office:value-type="float" office:value="4.29182">
                <text:p>4.29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7887158633615">
                <text:p>0.957887158633615</text:p>
              </table:table-cell>
              <table:table-cell office:value-type="float" office:value="33.3481">
                <text:p>33.34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4717199304322">
                <text:p>1.14717199304322</text:p>
              </table:table-cell>
              <table:table-cell office:value-type="float" office:value="278.8">
                <text:p>278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9849888636998">
                <text:p>1.09849888636998</text:p>
              </table:table-cell>
              <table:table-cell office:value-type="float" office:value="1863.68">
                <text:p>1863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3734741175473">
                <text:p>1.03734741175473</text:p>
              </table:table-cell>
              <table:table-cell office:value-type="float" office:value="12285.8">
                <text:p>12285.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SysDot" draw:style="rect" draw:dots1="1" draw:dots1-length="0.053cm" draw:distance="0.053cm"/>
  </office:styles>
</office:document-styles>
</file>